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7cm" svg:height="9.004cm" svg:x="32.683cm" svg:y="4.834cm">
            <draw:object draw:notify-on-update-of-ranges="Tabelle1.A1:Tabelle1.A1 Tabelle1.A2:Tabelle1.A9 Tabelle1.C1:Tabelle1.C1 Tabelle1.C2:Tabelle1.C9 Tabelle1.A1:Tabelle1.A1 Tabelle1.A2:Tabelle1.A9 Tabelle1.E1:Tabelle1.E1 Tabelle1.E2:Tabelle1.E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7cm" svg:height="9.005cm" svg:x="15.694cm" svg:y="5.153cm">
            <draw:object draw:notify-on-update-of-ranges="Tabelle1.H1:Tabelle1.H1 Tabelle1.H2:Tabelle1.H9 Tabelle1.K1:Tabelle1.K1 Tabelle1.K2:Tabelle1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1/ADC</text:p>
          </table:table-cell>
          <table:table-cell table:number-columns-repeated="2"/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6" calcext:value-type="float">
            <text:p>0,96</text:p>
          </table:table-cell>
          <table:table-cell office:value-type="float" office:value="4095" calcext:value-type="float">
            <text:p>4095</text:p>
          </table:table-cell>
          <table:table-cell/>
          <table:table-cell table:formula="of:=(3200 * [.B2]) / (2.5- [.B2])" office:value-type="float" office:value="1994.80519480519" calcext:value-type="float">
            <text:p>1.994,81</text:p>
          </table:table-cell>
          <table:table-cell office:value-type="float" office:value="10000" calcext:value-type="float">
            <text:p>10.000,00</text:p>
          </table:table-cell>
          <table:table-cell table:formula="of:=1/[.F2]" office:value-type="float" office:value="0.0001" calcext:value-type="float">
            <text:p>0,0001</text:p>
          </table:table-cell>
          <table:table-cell table:formula="of:=1/[.C2]" office:value-type="float" office:value="0.000244200244200244" calcext:value-type="float">
            <text:p>0,0002442002442</text:p>
          </table:table-cell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78" calcext:value-type="float">
            <text:p>0,78</text:p>
          </table:table-cell>
          <table:table-cell office:value-type="float" office:value="3382" calcext:value-type="float">
            <text:p>3382</text:p>
          </table:table-cell>
          <table:table-cell/>
          <table:table-cell table:formula="of:=(3200 * [.B3]) / (2.5- [.B3])" office:value-type="float" office:value="1451.16279069767" calcext:value-type="float">
            <text:p>1.451,16</text:p>
          </table:table-cell>
          <table:table-cell table:formula="of:= 1/((1/[.E3])-(1/2200))" office:value-type="float" office:value="4263.35403726708" calcext:value-type="float">
            <text:p>4.263,35</text:p>
          </table:table-cell>
          <table:table-cell table:formula="of:=1/[.F3]" office:value-type="float" office:value="0.00023455710955711" calcext:value-type="float">
            <text:p>0,000234557109557</text:p>
          </table:table-cell>
          <table:table-cell table:formula="of:=1/[.C3]" office:value-type="float" office:value="0.000295683027794205" calcext:value-type="float">
            <text:p>0,000295683027794</text:p>
          </table:table-cell>
          <table:table-cell table:number-columns-repeated="2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56" calcext:value-type="float">
            <text:p>0,56</text:p>
          </table:table-cell>
          <table:table-cell office:value-type="float" office:value="2480" calcext:value-type="float">
            <text:p>2480</text:p>
          </table:table-cell>
          <table:table-cell/>
          <table:table-cell table:formula="of:=(3200 * [.B4]) / (2.5- [.B4])" office:value-type="float" office:value="923.711340206186" calcext:value-type="float">
            <text:p>923,71</text:p>
          </table:table-cell>
          <table:table-cell table:formula="of:= 1/((1/[.E4])-(1/2200))" office:value-type="float" office:value="1592.24555735057" calcext:value-type="float">
            <text:p>1.592,25</text:p>
          </table:table-cell>
          <table:table-cell table:formula="of:=1/[.F4]" office:value-type="float" office:value="0.000628043831168831" calcext:value-type="float">
            <text:p>0,000628043831169</text:p>
          </table:table-cell>
          <table:table-cell table:formula="of:=1/[.C4]" office:value-type="float" office:value="0.000403225806451613" calcext:value-type="float">
            <text:p>0,000403225806452</text:p>
          </table:table-cell>
          <table:table-cell table:number-columns-repeated="2"/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29" calcext:value-type="float">
            <text:p>0,29</text:p>
          </table:table-cell>
          <table:table-cell office:value-type="float" office:value="1373" calcext:value-type="float">
            <text:p>1373</text:p>
          </table:table-cell>
          <table:table-cell/>
          <table:table-cell table:formula="of:=(3200 * [.B5]) / (2.5- [.B5])" office:value-type="float" office:value="419.909502262443" calcext:value-type="float">
            <text:p>419,91</text:p>
          </table:table-cell>
          <table:table-cell table:formula="of:= 1/((1/[.E5])-(1/2200))" office:value-type="float" office:value="518.962887646162" calcext:value-type="float">
            <text:p>518,96</text:p>
          </table:table-cell>
          <table:table-cell table:formula="of:=1/[.F5]" office:value-type="float" office:value="0.00192692006269593" calcext:value-type="float">
            <text:p>0,001926920062696</text:p>
          </table:table-cell>
          <table:table-cell table:formula="of:=1/[.C5]" office:value-type="float" office:value="0.000728332119446468" calcext:value-type="float">
            <text:p>0,000728332119446</text:p>
          </table:table-cell>
          <table:table-cell table:number-columns-repeated="2"/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23" calcext:value-type="float">
            <text:p>0,23</text:p>
          </table:table-cell>
          <table:table-cell office:value-type="float" office:value="1152" calcext:value-type="float">
            <text:p>1152</text:p>
          </table:table-cell>
          <table:table-cell/>
          <table:table-cell table:formula="of:=(3200 * [.B6]) / (2.5- [.B6])" office:value-type="float" office:value="324.229074889868" calcext:value-type="float">
            <text:p>324,23</text:p>
          </table:table-cell>
          <table:table-cell table:formula="of:= 1/((1/[.E6])-(1/2200))" office:value-type="float" office:value="380.272428370127" calcext:value-type="float">
            <text:p>380,27</text:p>
          </table:table-cell>
          <table:table-cell table:formula="of:=1/[.F6]" office:value-type="float" office:value="0.00262969367588933" calcext:value-type="float">
            <text:p>0,002629693675889</text:p>
          </table:table-cell>
          <table:table-cell table:formula="of:=1/[.C6]" office:value-type="float" office:value="0.000868055555555556" calcext:value-type="float">
            <text:p>0,000868055555556</text:p>
          </table:table-cell>
          <table:table-cell table:number-columns-repeated="2"/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21" calcext:value-type="float">
            <text:p>0,21</text:p>
          </table:table-cell>
          <table:table-cell office:value-type="float" office:value="1031" calcext:value-type="float">
            <text:p>1031</text:p>
          </table:table-cell>
          <table:table-cell/>
          <table:table-cell table:formula="of:=(3200 * [.B7]) / (2.5- [.B7])" office:value-type="float" office:value="293.449781659389" calcext:value-type="float">
            <text:p>293,45</text:p>
          </table:table-cell>
          <table:table-cell table:formula="of:= 1/((1/[.E7])-(1/2200))" office:value-type="float" office:value="338.616582684379" calcext:value-type="float">
            <text:p>338,62</text:p>
          </table:table-cell>
          <table:table-cell table:formula="of:=1/[.F7]" office:value-type="float" office:value="0.00295319264069264" calcext:value-type="float">
            <text:p>0,002953192640693</text:p>
          </table:table-cell>
          <table:table-cell table:formula="of:=1/[.C7]" office:value-type="float" office:value="0.000969932104752667" calcext:value-type="float">
            <text:p>0,000969932104753</text:p>
          </table:table-cell>
          <table:table-cell table:number-columns-repeated="2"/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.19" calcext:value-type="float">
            <text:p>0,19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(3200 * [.B8]) / (2.5- [.B8])" office:value-type="float" office:value="263.203463203463" calcext:value-type="float">
            <text:p>263,20</text:p>
          </table:table-cell>
          <table:table-cell table:formula="of:= 1/((1/[.E8])-(1/2200))" office:value-type="float" office:value="298.971837282074" calcext:value-type="float">
            <text:p>298,97</text:p>
          </table:table-cell>
          <table:table-cell table:formula="of:=1/[.F8]" office:value-type="float" office:value="0.0033447966507177" calcext:value-type="float">
            <text:p>0,003344796650718</text:p>
          </table:table-cell>
          <table:table-cell table:formula="of:=1/[.C8]" office:value-type="float" office:value="0.00104058272632674" calcext:value-type="float">
            <text:p>0,001040582726327</text:p>
          </table:table-cell>
          <table:table-cell table:number-columns-repeated="2"/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18" calcext:value-type="float">
            <text:p>0,18</text:p>
          </table:table-cell>
          <table:table-cell office:value-type="float" office:value="931" calcext:value-type="float">
            <text:p>931</text:p>
          </table:table-cell>
          <table:table-cell/>
          <table:table-cell table:formula="of:=(3200 * [.B9]) / (2.5- [.B9])" office:value-type="float" office:value="248.275862068966" calcext:value-type="float">
            <text:p>248,28</text:p>
          </table:table-cell>
          <table:table-cell table:formula="of:= 1/((1/[.E9])-(1/2200))" office:value-type="float" office:value="279.858657243816" calcext:value-type="float">
            <text:p>279,86</text:p>
          </table:table-cell>
          <table:table-cell table:formula="of:=1/[.F9]" office:value-type="float" office:value="0.00357323232323232" calcext:value-type="float">
            <text:p>0,003573232323232</text:p>
          </table:table-cell>
          <table:table-cell table:formula="of:=1/[.C9]" office:value-type="float" office:value="0.00107411385606874" calcext:value-type="float">
            <text:p>0,001074113856069</text:p>
          </table:table-cell>
          <table:table-cell table:number-columns-repeated="2"/>
          <table:table-cell office:value-type="float" office:value="2050" calcext:value-type="float">
            <text:p>2050</text:p>
          </table:table-cell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.00.0000</text:date>, <text:time style:data-style-name="N2" text:time-value="20:34:35.20733751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8:29:57.233831692</meta:creation-date>
    <dc:date>2021-09-18T21:12:11.605761238</dc:date>
    <meta:editing-duration>PT1H58S</meta:editing-duration>
    <meta:editing-cycles>3</meta:editing-cycles>
    <meta:generator>LibreOffice/6.4.7.2$Linux_X86_64 LibreOffice_project/40$Build-2</meta:generator>
    <meta:document-statistic meta:table-count="1" meta:cell-count="7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098cm" svg:y="4.204cm" style:legend-expansion="high" chart:style-name="ch2"/>
        <chart:plot-area chart:style-name="ch3" table:cell-range-address="Tabelle1.H1:Tabelle1.H9 Tabelle1.K1:Tabelle1.K9" chart:data-source-has-labels="row" svg:x="0.319cm" svg:y="0.18cm" svg:width="13.46cm" svg:height="8.646cm">
          <chartooo:coordinate-region svg:x="1.311cm" svg:y="0.379cm" svg:width="11.9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K2:Tabelle1.K9" chart:label-cell-address="Tabelle1.K1:Tabelle1.K1" chart:class="chart:scatter">
            <chart:domain table:cell-range-address="Tabelle1.H2:Tabelle1.H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Lux</text:p>
                <draw:g>
                  <svg:desc>Tabelle1.K1:Tabelle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44200244200244">
                <text:p>0.000244200244200244</text:p>
                <draw:g>
                  <svg:desc>Tabelle1.H2:Tabelle1.H9</svg:desc>
                </draw:g>
              </table:table-cell>
              <table:table-cell office:value-type="float" office:value="137">
                <text:p>137</text:p>
                <draw:g>
                  <svg:desc>Tabelle1.K2:Tabelle1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95683027794205">
                <text:p>0.00029568302779420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03225806451613">
                <text:p>0.00040322580645161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728332119446468">
                <text:p>0.00072833211944646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68055555555556">
                <text:p>0.000868055555555556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969932104752667">
                <text:p>0.000969932104752667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04058272632674">
                <text:p>0.00104058272632674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07411385606874">
                <text:p>0.00107411385606874</text:p>
              </table:table-cell>
              <table:table-cell office:value-type="float" office:value="2050">
                <text:p>20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94cm" svg:y="3.954cm" style:legend-expansion="high" chart:style-name="ch2"/>
        <chart:plot-area chart:style-name="ch3" table:cell-range-address="Tabelle1.A1:Tabelle1.A9 Tabelle1.C1:Tabelle1.C9 Tabelle1.E1:Tabelle1.E9" chart:data-source-has-labels="row" svg:x="0.319cm" svg:y="0.18cm" svg:width="13.302cm" svg:height="8.645cm">
          <chartooo:coordinate-region svg:x="1.311cm" svg:y="0.379cm" svg:width="11.93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2:Tabelle1.C9" chart:label-cell-address="Tabelle1.C1:Tabelle1.C1" chart:class="chart:scatter">
            <chart:domain table:cell-range-address="Tabelle1.A2:Tabelle1.A9"/>
            <chart:data-point chart:repeated="8"/>
          </chart:series>
          <chart:series chart:style-name="ch8" chart:values-cell-range-address="Tabelle1.E2:Tabelle1.E9" chart:label-cell-address="Tabelle1.E1:Tabelle1.E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</text:p>
                <draw:g>
                  <svg:desc>Tabelle1.C1:Tabelle1.C1</svg:desc>
                </draw:g>
              </table:table-cell>
              <table:table-cell office:value-type="string">
                <text:p>R2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">
                <text:p>137</text:p>
                <draw:g>
                  <svg:desc>Tabelle1.A2:Tabelle1.A9</svg:desc>
                </draw:g>
              </table:table-cell>
              <table:table-cell office:value-type="float" office:value="4095">
                <text:p>4095</text:p>
                <draw:g>
                  <svg:desc>Tabelle1.C2:Tabelle1.C9</svg:desc>
                </draw:g>
              </table:table-cell>
              <table:table-cell office:value-type="float" office:value="1994.80519480519">
                <text:p>1994.80519480519</text:p>
                <draw:g>
                  <svg:desc>Tabelle1.E2:Tabelle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">
                <text:p>220</text:p>
              </table:table-cell>
              <table:table-cell office:value-type="float" office:value="3382">
                <text:p>3382</text:p>
              </table:table-cell>
              <table:table-cell office:value-type="float" office:value="1451.16279069767">
                <text:p>1451.16279069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2480">
                <text:p>2480</text:p>
              </table:table-cell>
              <table:table-cell office:value-type="float" office:value="923.711340206186">
                <text:p>923.711340206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2">
                <text:p>682</text:p>
              </table:table-cell>
              <table:table-cell office:value-type="float" office:value="1373">
                <text:p>1373</text:p>
              </table:table-cell>
              <table:table-cell office:value-type="float" office:value="419.909502262443">
                <text:p>419.909502262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5">
                <text:p>855</text:p>
              </table:table-cell>
              <table:table-cell office:value-type="float" office:value="1152">
                <text:p>1152</text:p>
              </table:table-cell>
              <table:table-cell office:value-type="float" office:value="324.229074889868">
                <text:p>324.229074889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2">
                <text:p>1172</text:p>
              </table:table-cell>
              <table:table-cell office:value-type="float" office:value="1031">
                <text:p>1031</text:p>
              </table:table-cell>
              <table:table-cell office:value-type="float" office:value="293.449781659389">
                <text:p>293.449781659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0">
                <text:p>1670</text:p>
              </table:table-cell>
              <table:table-cell office:value-type="float" office:value="961">
                <text:p>961</text:p>
              </table:table-cell>
              <table:table-cell office:value-type="float" office:value="263.203463203463">
                <text:p>263.203463203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50">
                <text:p>2050</text:p>
              </table:table-cell>
              <table:table-cell office:value-type="float" office:value="931">
                <text:p>931</text:p>
              </table:table-cell>
              <table:table-cell office:value-type="float" office:value="248.275862068966">
                <text:p>248.2758620689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